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F300000177D4CCF46BB17DC997.png" manifest:media-type="image/png"/>
  <manifest:file-entry manifest:full-path="Pictures/1000000000000147000000BB9C1280651FA104E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physical cabling, while the way data is transmitted through the cable is called 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14M51S</meta:editing-duration>
    <meta:editing-cycles>2</meta:editing-cycles>
    <meta:generator>LibreOffice/5.4.2.2$Windows_X86_64 LibreOffice_project/22b09f6418e8c2d508a9eaf86b2399209b0990f4</meta:generator>
    <dc:date>2018-04-15T21:33:35.392000000</dc:date>
    <meta:document-statistic meta:object-count="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